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Zapf Dingbats" svg:font-family="'Zapf Dingbats'" style:font-family-generic="decorative" style:font-pitch="variable" style:font-charset="x-symbol"/>
    <style:font-face style:name="Lucida Sans1" svg:font-family="'Lucida Sans'"/>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00ff" style:font-name="Zapfino" fo:font-size="18pt" style:font-size-asian="18pt" style:font-size-complex="18pt"/>
    </style:style>
    <style:style style:name="P2" style:family="paragraph" style:parent-style-name="Standard">
      <style:paragraph-properties fo:text-align="justify" style:justify-single-word="false"/>
      <style:text-properties fo:color="#0000ff" fo:font-style="italic" style:font-style-asian="italic" style:font-style-complex="italic"/>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fo:background-color="#ffffcc" style:font-weight-asian="bold" style:font-weight-complex="bold"/>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color="#b84747"/>
    </style:style>
    <style:style style:name="P8" style:family="paragraph" style:parent-style-name="Standard">
      <style:paragraph-properties fo:text-align="justify" style:justify-single-word="false"/>
      <style:text-properties fo:color="#ff0000" fo:font-size="20pt" style:font-size-asian="20pt" style:font-size-complex="2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color="#3f7f5f" style:font-name="Monaco" fo:font-size="18pt" style:font-name-asian="Monaco" style:font-size-asian="18pt" style:font-name-complex="Monaco" style:font-size-complex="18pt"/>
    </style:style>
    <style:style style:name="T6" style:family="text">
      <style:text-properties fo:color="#3f7f5f" style:font-name="Monaco" fo:font-size="18pt" style:text-underline-style="solid" style:text-underline-width="auto" style:text-underline-color="font-color" style:font-name-asian="Monaco" style:font-size-asian="18pt" style:font-name-complex="Monaco" style:font-size-complex="18pt"/>
    </style:style>
    <style:style style:name="T7" style:family="text">
      <style:text-properties style:text-underline-style="none"/>
    </style:style>
    <style:style style:name="T8" style:family="text">
      <style:text-properties fo:font-style="normal"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color="#c0c0c0"/>
    </style:style>
    <style:style style:name="T13" style:family="text">
      <style:text-properties fo:color="#c0c0c0" fo:font-size="8pt" style:font-size-asian="8pt" style:font-size-complex="8pt"/>
    </style:style>
    <style:style style:name="T14" style:family="text">
      <style:text-properties fo:font-size="9pt" style:font-size-asian="9pt" style:font-size-complex="9pt"/>
    </style:style>
    <style:style style:name="T15" style:family="text">
      <style:text-properties fo:font-size="8pt" style:font-size-asian="8pt" style:font-size-complex="8pt"/>
    </style:style>
    <style:style style:name="T16" style:family="text">
      <style:text-properties style:text-position="sub 58%"/>
    </style:style>
    <style:style style:name="T1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text:p>
      <text:p text:style-name="P6"/>
      <text:p text:style-name="P4">REPORT</text:p>
      <text:p text:style-name="P5">Redazione di un report sintetico su problema affrontato e strategie implementative.</text:p>
      <text:p text:style-name="P6"/>
      <text:p text:style-name="P2">Introduzione</text:p>
      <text:p text:style-name="P6">Il problema affrontato riguardava l'implementazione di un algoritmo parallelo che permettesse di generare password sicure. È stato scelto <text:span text:style-name="T1">PBKDF2</text:span> (Password-Based Key Derivation Function 2), algoritmo utilizzato per la generazione di derived keys crittograficamente sicure e resistenti ad attacchi quali dictionary attack o brute force attack. </text:p>
      <text:p text:style-name="P6">Il problema nel utilizzare password inserite dagli utenti come chiavi crittografiche risiede nel fatto che queste hanno poca entropia (lunghezza ridotta, poco utilizzo di numeri o caratteri speciali ecc) quindi non sono adatte per essere utilizzate direttamente. Quello che si può fare però è partire da una di queste password e tramite un algoritmo PBKDF2 generare una derived key sicura e robusta da poter utilizzare. </text:p>
      <text:p text:style-name="P6"/>
      <text:p text:style-name="P2">Funzionamento del algoritmo </text:p>
      <text:p text:style-name="P6">Viene applicata una pseudo-random function alla password alla quale è stato concatenato un sale (sequenza di bit randomica per aumentare l'entropia del input) e viene ripetuto questo processo molte volte; da letteratura almeno 1000 iterazioni.</text:p>
      <text:p text:style-name="P6">Inanzi tutto bisogna decidere che <text:span text:style-name="T1">password</text:span> utilizzare come base di partenza, la <text:span text:style-name="T1">lunghezza della derived key</text:span> (DK) che andremo a costruire e quante <text:span text:style-name="T1">iterazioni</text:span> far compiere al nostro algoritmo. </text:p>
      <text:p text:style-name="P6">In secondo luogo dobbiamo scegliere la <text:span text:style-name="T1">pseudo-random function</text:span> (PRF) che andremo ad utilizzare ovvero la funzione di hashing che sfrutteremo nel nostro algoritmo. Nel nostro caso abbiamo scelto <text:span text:style-name="T2">hmac_sha1</text:span>. La funzione di hashing che si va a scegliere deve essere computazionalmente lenta, in quanto questa caratteristica rende estremamente difficoltoso per l'attaccante effettuare attacchi di forza bruta in quanto impiegherebbero troppo tempo per computare. </text:p>
      <text:p text:style-name="P6"/>
      <text:p text:style-name="P2">Breve descrizione del algoritmo</text:p>
      <text:p text:style-name="P6">La derived key è generata come segue:</text:p>
      <text:p text:style-name="P7">DK = PBKDF2(PRF, <text:s text:c="2"/>Password, <text:s text:c="3"/>Salt, <text:s text:c="3"/>c, <text:s text:c="3"/>dkLen)</text:p>
      <text:p text:style-name="P6"><text:span text:style-name="T1">PRF</text:span><text:span text:style-name="T17">: funzione di hashing che andremo ad utilizzare. Noi abbiamo usato hmac_sha1.</text:span></text:p>
      <text:p text:style-name="P6"><text:span text:style-name="T1">Password</text:span><text:span text:style-name="T17">: stringa in input con poca entropia dalla quale partiamo per generare una chaive crittograficamente sicura.</text:span></text:p>
      <text:p text:style-name="P6"><text:span text:style-name="T1">Salt</text:span>: è una sequenza di Byte randomica non necessariamente segreta utilizzata per aggiungere entropia alla password durante la prima iterazione. </text:p>
      <text:p text:style-name="P6"><text:span text:style-name="T11">c:</text:span> <text:s/>numero di iterazioni che andremo a fare (come detto sopra almeno 1000). </text:p>
      <text:p text:style-name="P6"><text:span text:style-name="T1">dkLen</text:span>: lunghezza in Byte della chiave derivata che vogliamo generare</text:p>
      <text:p text:style-name="P6"/>
      <text:p text:style-name="P6">Una derived key viene composta da tanti blocchi di Byte che vengono concatenati fra loro e computati singolarmente. La dimensione di questi blocchi è data dalla lunghezza del output della PRF che abbiamo scelto.<text:tab/></text:p>
      <text:p text:style-name="P7">DK = T1 || T2 || ... || <text:span text:style-name="T4">Tdklen</text:span>/<text:span text:style-name="T4">hlen</text:span></text:p>
      <text:p text:style-name="P6">Se vogliamo una DK lunga 64 Byte e la PRF ha un output di lunghezza 20 Byte avremo 4 blocchi distinti T<text:span text:style-name="T16">1</text:span>, T<text:span text:style-name="T16">2</text:span>, T<text:span text:style-name="T16">3</text:span>, T<text:span text:style-name="T16">4</text:span> di cui prenderemo i primi 64 Byte su 80 totali generati.</text:p>
      <text:p text:style-name="P6"/>
      <text:p text:style-name="P6">Ogni singolo blocchetto viene calcolato separatamente. Il modo in cui viene calcolato è il seguente:</text:p>
      <text:p text:style-name="P7"><text:span text:style-name="T7">Ti</text:span> = U1 <text:span text:style-name="T7">xor</text:span> U2 <text:span text:style-name="T7">xor</text:span> … <text:span text:style-name="T7">xor</text:span> <text:span text:style-name="T7">Uc</text:span></text:p>
      <text:p text:style-name="P6">Dove:</text:p>
      <text:p text:style-name="P7"><text:soft-page-break/>U1 = PRF(Password, Salt || i);<text:tab/><text:span text:style-name="T13">//Questo è il punto in cui viene utilizzato il sale per aggiungere entropia</text:span></text:p>
      <text:p text:style-name="P7">U2 = PRF(Password, U1);<text:tab/><text:tab/><text:span text:style-name="T13">//Il valore computato al passo precedente viene usato al posto del sale nel passo corrente</text:span></text:p>
      <text:p text:style-name="P7">U3 = PRF(Password, U2);<text:tab/><text:tab/><text:tab/></text:p>
      <text:p text:style-name="P7">. . .</text:p>
      <text:p text:style-name="P7"><text:span text:style-name="T10">Uc</text:span> = PRF(Password, <text:span text:style-name="T10">Uc</text:span>-1);</text:p>
      <text:p text:style-name="P6"/>
      <text:p text:style-name="P2">Soluzioni implementate</text:p>
      <text:p text:style-name="P6">Per rendere questa problematica più interessante dal punto di vista della parallelizzazione dei task abbiamo deciso di non limitarci a generare una singola derived key ma di generare un numero arbitrario di derived key scelto dall'utente. In questo modo abbiamo potuto ragionare sia su come parallelizzare la generazione dei singoli blocchi T<text:span text:style-name="T16">i</text:span> all'interno di una DK sia su come parallelizzare la generazione di più DK.</text:p>
      <text:p text:style-name="P6">Per affrontare questo problema in primo luogo sono state implementate delle soluzioni naive e solo in un momento successivo si è pensato ad una soluzione più efficiente andando a ragionare sulla natura del problema e su quali elementi potessero essere parallelizzati e come.</text:p>
      <text:p text:style-name="P6"/>
      <text:p text:style-name="P6">(Presentiamo le soluzioni implementate, le considerazioni sulle prestazioni verranno fatte nel paragrafo Profiling)</text:p>
      <text:p text:style-name="P6"/>
      <text:p text:style-name="P6"><text:span text:style-name="T1">Soluzione 1</text:span>: </text:p>
      <text:p text:style-name="P6">Lanciare tanti kernel quante sono le DK che si vogliono generare. Il numero di thread che ogni kernel lancierà dipenderà dalla lunghezza della DK scelta dall'utente.</text:p>
      <text:p text:style-name="P6">Esempio banale con numeri bassi:</text:p>
      <text:p text:style-name="P6">DK richieste: <text:tab/><text:tab/><text:tab/>256</text:p>
      <text:p text:style-name="P6">Lunghezza DK: <text:tab/><text:tab/>128 Byte</text:p>
      <text:p text:style-name="P6">Lunghezza output PRF:<text:tab/>16 Byte</text:p>
      <text:p text:style-name="P6">Venivano lanciati 256 kernel, ognuno dei quali con 128/16 thread. Ogni thread si occuperà di generare uno dei T<text:span text:style-name="T16">i</text:span> blocchetti lunghi 16 Byte.</text:p>
      <text:p text:style-name="P6"/>
      <text:p text:style-name="P3">Soluzione 2</text:p>
      <text:p text:style-name="P6">Stesso approccio della soluzione 1 ma gli N kernel vengono lanciati su N stream differenti. L'idea era valutare empiricamente se l'utilizzo degli stream poteva dare qualche vantaggio concreto.</text:p>
      <text:p text:style-name="P6"/>
      <text:p text:style-name="P3">Soluzione 3</text:p>
      <text:p text:style-name="P6">In questa soluzione è entrata in gioco un'analisi più approfondita del problema. È stato notato che i thread indipendentemente dal kernel (o stream) di appartenenza svolgono tutti lo stesso compito ovvero <text:s/>calcolare un blocco di Byte T<text:span text:style-name="T16">i</text:span> iterando tante volte quante richieste dall'utente. Si è quindi ragionato sulla inutilità di lanciare tanti kernel quante sono le chiavi da produrre e si è deciso di utilizzare un unico kernel con un numero di thread sufficiente per generare tutti i blocchi T<text:span text:style-name="T16">i</text:span> necessari per comporre il numero di chiavi che l'utente desidera. </text:p>
      <text:p text:style-name="P6"/>
      <text:p text:style-name="P3">Soluzione 4</text:p>
      <text:p text:style-name="P6">Stesso approccio della soluzione 3 ma provando a suddividere il lavoro totale su un numero limitato di stream per vedere se si potesse avere una qualche sorta di guadagno.</text:p>
      <text:p text:style-name="P6"/>
      <text:p text:style-name="P6"/>
      <text:p text:style-name="P4">CODIFICA</text:p>
      <text:p text:style-name="P6">CUDA application</text:p>
      <text:p text:style-name="P6"/>
      <text:p text:style-name="P4">TEST</text:p>
      <text:p text:style-name="P8">/* Predosky zone */</text:p>
      <text:p text:style-name="P6"/>
      <text:p text:style-name="P6"><text:soft-page-break/></text:p>
      <text:p text:style-name="P4">PROFI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Zapf Dingbats" svg:font-family="'Zapf Dingbats'" style:font-family-generic="decorative" style:font-pitch="variable" style:font-charset="x-symbol"/>
    <style:font-face style:name="Lucida Sans1" svg:font-family="'Lucida Sans'"/>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Tagliabue</meta:initial-creator>
    <meta:creation-date>2017-07-05T17:05:13</meta:creation-date>
    <dc:date>2017-07-06T02:00:34</dc:date>
    <dc:creator>Luca Tagliabue</dc:creator>
    <meta:editing-duration>PT8H55M23S</meta:editing-duration>
    <meta:editing-cycles>58</meta:editing-cycles>
    <meta:generator>OpenOffice.org/3.3$Unix OpenOffice.org_project/330m20$Build-9567</meta:generator>
    <meta:document-statistic meta:table-count="0" meta:image-count="0" meta:object-count="0" meta:page-count="3" meta:paragraph-count="51" meta:word-count="849" meta:character-count="5497"/>
  </office:meta>
</office:document-meta>
</file>